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Standard" style:family="paragraph">
      <style:paragraph-properties fo:margin-bottom="0in"/>
    </style:style>
    <style:style style:name="P10" style:parent-style-name="Standard" style:family="paragraph">
      <style:paragraph-properties fo:margin-bottom="0in"/>
    </style:style>
    <style:style style:name="P11" style:parent-style-name="Standard" style:family="paragraph">
      <style:paragraph-properties fo:margin-bottom="0in"/>
    </style:style>
    <style:style style:name="P12" style:parent-style-name="Standard" style:family="paragraph">
      <style:paragraph-properties fo:margin-bottom="0in"/>
    </style:style>
    <style:style style:name="P13" style:parent-style-name="Standard" style:family="paragraph">
      <style:paragraph-properties fo:margin-bottom="0in"/>
    </style:style>
    <style:style style:name="P14" style:parent-style-name="Standard" style:family="paragraph">
      <style:paragraph-properties fo:margin-bottom="0in"/>
    </style:style>
    <style:style style:name="P15" style:parent-style-name="Standard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</office:automatic-styles>
  <office:body>
    <office:text text:use-soft-page-breaks="true">
      <text:h text:style-name="P1" text:outline-level="1">DC SRAP meeting 42<text:s/>- Notes</text:h>
      <text:p text:style-name="Standard">Time: 2024-02-13, 16:00-17:00 UTC</text:p>
      <text:p text:style-name="Standard">Place: Zoom,<text:s/><text:a xlink:href="https://helsinki.zoom.us/j/62368569596?pwd=UGQxenZFbjZQUlluRzdQQUM1UFhaUT09" office:target-frame-name="_top" xlink:show="replace">https://helsinki.zoom.us/j/62368569596?pwd=UGQxenZFbjZQUlluRzdQQUM1UFhaUT09</text:a></text:p>
      <text:h text:style-name="Heading2" text:outline-level="2">Agenda</text:h>
      <text:h text:style-name="Heading3" text:outline-level="3">Opening of the meeting</text:h>
      <text:p text:style-name="Textbody">Present: Alasdair, Jan, Osma</text:p>
      <text:h text:style-name="Heading3" text:outline-level="3">Appointment of the minutes taker</text:h>
      <text:p text:style-name="Textbody">Alasdair to take minutes</text:p>
      <text:h text:style-name="Heading3" text:outline-level="3">Approval of the agenda</text:h>
      <text:p text:style-name="Textbody">Approved</text:p>
      <text:h text:style-name="Heading3" text:outline-level="3">Minutes of previous meetings</text:h>
      <text:p text:style-name="Standard">Minutes of the previous meeting (by Jan):<text:s/><text:line-break/><text:a xlink:href="https://github.com/dcmi/dc-srap/blob/main/meetings/2024-01-30_srap_meeting_41_notes.docx" office:target-frame-name="_top" xlink:show="replace">https://github.com/dcmi/dc-srap/blob/main/meetings/2024-01-30_srap_meeting_41_notes.docx</text:a></text:p>
      <text:p text:style-name="Standard">Approved</text:p>
      <text:h text:style-name="Heading3" text:outline-level="3">Representing journal article enumeration (volume, issue, number, pages…)</text:h>
      <text:p text:style-name="Textbody">See issue:<text:s/><text:a xlink:href="https://github.com/dcmi/dc-srap/issues/28" office:target-frame-name="_top" xlink:show="replace">https://github.com/dcmi/dc-srap/issues/28</text:a></text:p>
      <text:p text:style-name="Textbody">See pull request:<text:s/><text:a xlink:href="https://github.com/dcmi/dc-srap/pull/38" office:target-frame-name="_top" xlink:show="replace">https://github.com/dcmi/dc-srap/pull/38</text:a></text:p>
      <text:p text:style-name="Textbody">Since the previous meeting:</text:p>
      <text:list text:style-name="LFO2" text:continue-numbering="true">
        <text:list-item>
          <text:p text:style-name="P2">adjusted the TAP: Periodical is the valueShape of isPartOf; Periodical shape has rdf:type</text:p>
        </text:list-item>
        <text:list-item>
          <text:p text:style-name="P3">updated diagram for the journal article example</text:p>
        </text:list-item>
      </text:list>
      <text:p text:style-name="P4">Osma: added type constraint in DCTAP – bibo:periodical – links up with Bibo classes</text:p>
      <text:p text:style-name="P5">Alasdair:<text:s/>add commonly used sub-class for journal</text:p>
      <text:p text:style-name="P6">Osma: changed ISSNs to literal values. Is this good now or should something be adjusted?</text:p>
      <text:p text:style-name="P7">Jan: Yes, but good to have Karen’s input. Can change later if needed.</text:p>
      <text:p text:style-name="P8"/>
      <text:h text:style-name="Heading3" text:outline-level="3">Organizational/academic context</text:h>
      <text:p text:style-name="Standard">See issue:<text:s/><text:a xlink:href="https://github.com/dcmi/dc-srap/issues/37" office:target-frame-name="_top" xlink:show="replace">https://github.com/dcmi/dc-srap/issues/37</text:a></text:p>
      <text:p text:style-name="Standard">Any further examples of organization metadata on e.g. theses?</text:p>
      <text:p text:style-name="P9">Jan: Structured or simple string for detaprtment?</text:p>
      <text:p text:style-name="P10">Osma: Example of dct:contributor for academic department. Move on if no new ideas</text:p>
      <text:h text:style-name="Heading3" text:outline-level="3">Series and numbering within series</text:h>
      <text:p text:style-name="Standard">Many documents (e.g. doctoral theses and reports) are published in a series, often with a registered ISSN. The publications within a series may be numbered consecutively.</text:p>
      <text:p text:style-name="Standard">See issue:<text:s/><text:a xlink:href="https://github.com/dcmi/dc-srap/issues/36" office:target-frame-name="_top" xlink:show="replace">https://github.com/dcmi/dc-srap/issues/36</text:a></text:p>
      <text:p text:style-name="Standard">Jan posted findings about the “position” property in Schema.org that can be used to represent numbering within a CreativeWorkSeries or more specific kinds of series such as BookSeries.</text:p>
      <text:soft-page-break/>
      <text:p text:style-name="Standard">In the previous meeting (40) we<text:s/>decided on a Series Statement style representation for membership in series. This needs to be fleshed out and applied to examples such as the<text:s/><text:a xlink:href="https://github.com/dcmi/dc-srap/blob/main/docs/examples/docthesis-with-opponent-and-series.md" office:target-frame-name="_top" xlink:show="replace">doctoral thesis published in a series</text:a>.</text:p>
      <text:p text:style-name="P11">Osma: use dct:isPartOf for series statement</text:p>
      <text:p text:style-name="P12">Alasdair: Is the thesis the whole issue in the series?</text:p>
      <text:p text:style-name="P13">Osma: Yes. Journal articles rarely published twice, but thesis may be in multiple series. Should pass to Usage Board and compile ‘hard questions’ list.</text:p>
      <text:p text:style-name="P14">Jan: Offer two ways to do it.</text:p>
      <text:p text:style-name="P15">Osma: Usage board can choose one. Will do examples<text:s/>and include a simpler option</text:p>
      <text:h text:style-name="Heading3" text:outline-level="3">Any other business</text:h>
      <text:p text:style-name="P16">Osma: What should we discuss at next meeting?</text:p>
      <text:p text:style-name="P17">Alasdair: What hasn’t been discussed yet?</text:p>
      <text:p text:style-name="P18">Osma: Examples of roles – MARC relators. Other things now in TAP. Date elements proposed by Juha.</text:p>
      <text:p text:style-name="P19">Jan: Different date types important for different stages of document life</text:p>
      <text:p text:style-name="P20">Osma: Will propose changes to structure for next meeting. Still awaiting response for poster proposal for Open Repositories conference.<text:s/>I will be attending the conference.</text:p>
      <text:h text:style-name="Heading3" text:outline-level="3">Closure of the meeting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2pt" style:font-size-asian="12pt" style:font-size-complex="12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1375in" fo:margin-bottom="0.0395in"/>
      <style:text-properties fo:font-weight="bold" style:font-weight-asian="bold" style:font-weight-complex="bold" fo:font-size="11pt" style:font-size-asian="11pt" style:font-size-complex="11pt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margin-bottom="0.0784in" fo:line-height="115%"/>
      <style:text-properties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lasdair MacDonald</meta:initial-creator>
    <dc:creator>Alasdair MacDonald</dc:creator>
    <meta:creation-date>2024-02-26T10:20:00Z</meta:creation-date>
    <dc:date>2024-02-26T11:45:00Z</dc:date>
    <meta:template xlink:href="Normal.dotm" xlink:type="simple"/>
    <meta:editing-cycles>5</meta:editing-cycles>
    <meta:editing-duration>PT5400S</meta:editing-duration>
    <meta:document-statistic meta:page-count="2" meta:paragraph-count="6" meta:word-count="511" meta:character-count="3422" meta:row-count="24" meta:non-whitespace-character-count="2917"/>
  </office:meta>
</office:document-meta>
</file>